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227cm" fo:min-width="2.548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8.771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7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147cm" fo:min-width="16.64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2.163cm" fo:min-width="2.929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.147cm" fo:min-width="8.13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weight="bold"/>
    </style:style>
    <style:style style:name="T1" style:family="text">
      <style:text-properties fo:font-size="18pt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6.477cm" svg:x="5.318cm" svg:y="7.223cm">
          <text:p text:style-name="P1">3D-CN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6.477cm" svg:x="12.43cm" svg:y="7.223cm">
          <text:p text:style-name="P1">ML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271cm" svg:height="1.524cm" svg:x="5.8cm" svg:y="17.002cm">
          <text:p text:style-name="P1">Mu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5cm" svg:height="1.524cm" svg:x="6.708cm" svg:y="19.796cm">
          <text:p text:style-name="P1">Predicted actual volume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7.145cm" svg:height="1.397cm" svg:x="2.27cm" svg:y="4.302cm">
          <text:p text:style-name="P1"><text:span text:style-name="T1">{(16 time series, 3 sax slices, 64, 64), (20 DICOM metadata features)}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6.842cm" svg:y1="5.445cm" svg:x2="6.842cm" svg:y2="7.223cm">
          <text:p/>
        </draw:line>
        <draw:line draw:style-name="gr5" draw:text-style-name="P4" draw:layer="layout" svg:x1="13.954cm" svg:y1="5.505cm" svg:x2="13.954cm" svg:y2="7.283cm">
          <text:p/>
        </draw:line>
        <draw:custom-shape draw:style-name="gr6" draw:text-style-name="P2" draw:layer="layout" svg:width="3.429cm" svg:height="2.413cm" svg:x="1.889cm" svg:y="13.827cm">
          <text:p text:style-name="P1">Predicting </text:p>
          <text:p text:style-name="P1">the pixel-based </text:p>
          <text:p text:style-name="P1">volume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29cm" svg:height="2.413cm" svg:x="16.24cm" svg:y="14.081cm">
          <text:p text:style-name="P1">Predicting </text:p>
          <text:p text:style-name="P1">the scale factor</text:p>
          <text:p text:style-name="P1"><text:s/>to convert </text:p>
          <text:p text:style-name="P1">the actual volume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6.842cm" svg:y1="13.7cm" svg:x2="6.842cm" svg:y2="17.002cm">
          <text:p/>
        </draw:line>
        <draw:line draw:style-name="gr5" draw:text-style-name="P4" draw:layer="layout" svg:x1="13.954cm" svg:y1="13.7cm" svg:x2="13.954cm" svg:y2="17.002cm">
          <text:p/>
        </draw:line>
        <draw:line draw:style-name="gr5" draw:text-style-name="P4" draw:layer="layout" svg:x1="10.525cm" svg:y1="18.526cm" svg:x2="10.525cm" svg:y2="19.669cm">
          <text:p/>
        </draw:line>
        <draw:custom-shape draw:style-name="gr7" draw:text-style-name="P5" draw:layer="layout" svg:width="8.636cm" svg:height="1.397cm" svg:x="1.127cm" svg:y="1.381cm">
          <text:p text:style-name="P1"><text:span text:style-name="T2">Neural Network Architectur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gadomi </meta:initial-creator>
    <meta:creation-date>2016-03-15T05:47:19.969015433</meta:creation-date>
    <dc:date>2016-03-15T06:35:52.927416281</dc:date>
    <dc:creator>nagadomi </dc:creator>
    <meta:editing-duration>PT12M14S</meta:editing-duration>
    <meta:editing-cycles>6</meta:editing-cycles>
    <meta:generator>LibreOffice/5.0.2.2$Linux_X86_64 LibreOffice_project/00m0$Build-2</meta:generator>
    <meta:document-statistic meta:object-count="13"/>
  </office:meta>
</office:document-meta>
</file>